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P2" style:parent-style-name="Paragraphedeliste" style:family="paragraph">
      <style:text-properties fo:color="#00B050"/>
    </style:style>
    <style:style style:name="P3" style:parent-style-name="Paragraphedeliste" style:family="paragraph"/>
    <style:style style:name="P4" style:parent-style-name="Paragraphedeliste" style:family="paragraph"/>
    <style:style style:name="P5" style:parent-style-name="Paragraphedeliste" style:family="paragraph">
      <style:text-properties fo:background-color="#FFFF00"/>
    </style:style>
    <style:style style:name="P6" style:parent-style-name="Paragraphedeliste" style:family="paragraph">
      <style:text-properties fo:background-color="#FFFF00"/>
    </style:style>
    <style:style style:name="P7" style:parent-style-name="Paragraphedeliste" style:family="paragraph">
      <style:text-properties fo:background-color="#00FF00"/>
    </style:style>
    <style:style style:name="P8" style:parent-style-name="Paragraphedeliste" style:family="paragraph">
      <style:text-properties fo:background-color="#FFFF00"/>
    </style:style>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text-properties fo:background-color="#FFFF00"/>
    </style:style>
    <style:style style:name="P13" style:parent-style-name="Paragraphedeliste" style:family="paragraph">
      <style:text-properties fo:background-color="#FFFF00"/>
    </style:style>
    <style:style style:name="P14" style:parent-style-name="Paragraphedeliste" style:family="paragraph">
      <style:text-properties fo:background-color="#FFFF00"/>
    </style:style>
    <style:style style:name="P15" style:parent-style-name="Paragraphedeliste" style:family="paragraph">
      <style:text-properties fo:background-color="#FFFF00"/>
    </style:style>
    <style:style style:name="P16" style:parent-style-name="Paragraphedeliste" style:family="paragraph"/>
    <style:style style:name="P17" style:parent-style-name="Paragraphedeliste" style:family="paragraph"/>
    <style:style style:name="P18" style:parent-style-name="Paragraphedeliste" style:family="paragraph"/>
    <style:style style:name="P19" style:parent-style-name="Paragraphedeliste" style:family="paragraph"/>
    <style:style style:name="P20" style:parent-style-name="Paragraphedeliste" style:family="paragraph"/>
    <style:style style:name="P21" style:parent-style-name="Paragraphedeliste" style:family="paragraph"/>
    <style:style style:name="P22" style:parent-style-name="Paragraphedeliste" style:family="paragraph"/>
    <style:style style:name="P23" style:parent-style-name="Paragraphedeliste" style:family="paragraph"/>
    <style:style style:name="T24" style:parent-style-name="Policepardéfaut" style:family="text">
      <style:text-properties fo:background-color="#FFFF00"/>
    </style:style>
    <style:style style:name="T25" style:parent-style-name="Policepardéfaut" style:family="text">
      <style:text-properties fo:background-color="#FFFF00"/>
    </style:style>
    <style:style style:name="P26" style:parent-style-name="Paragraphedeliste" style:family="paragraph">
      <style:text-properties fo:background-color="#00FF00"/>
    </style:style>
    <style:style style:name="P27" style:parent-style-name="Paragraphedeliste" style:family="paragraph"/>
    <style:style style:name="P28" style:parent-style-name="Paragraphedeliste" style:family="paragraph">
      <style:text-properties fo:background-color="#00FF00"/>
    </style:style>
    <style:style style:name="P29" style:parent-style-name="Paragraphedeliste" style:family="paragraph">
      <style:text-properties fo:background-color="#00FF00"/>
    </style:style>
    <style:style style:name="P30" style:parent-style-name="Paragraphedeliste" style:family="paragraph">
      <style:text-properties fo:background-color="#00FF00"/>
    </style:style>
    <style:style style:name="P31" style:parent-style-name="Paragraphedeliste" style:family="paragraph">
      <style:text-properties fo:background-color="#00FF00"/>
    </style:style>
    <style:style style:name="P32" style:parent-style-name="Paragraphedeliste" style:family="paragraph"/>
    <style:style style:name="T33" style:parent-style-name="Policepardéfaut" style:family="text">
      <style:text-properties fo:background-color="#00FF00"/>
    </style:style>
    <style:style style:name="T34" style:parent-style-name="Policepardéfaut" style:family="text">
      <style:text-properties fo:color="#FF0000" fo:background-color="#00FF00"/>
    </style:style>
    <style:style style:name="P35" style:parent-style-name="Paragraphedeliste" style:family="paragraph"/>
    <style:style style:name="T36" style:parent-style-name="Policepardéfaut" style:family="text">
      <style:text-properties fo:background-color="#00FF00"/>
    </style:style>
    <style:style style:name="T37" style:parent-style-name="Policepardéfaut" style:family="text">
      <style:text-properties fo:color="#FF0000" fo:background-color="#00FF00"/>
    </style:style>
    <style:style style:name="P38" style:parent-style-name="Paragraphedeliste" style:family="paragraph">
      <style:text-properties fo:background-color="#00FF00"/>
    </style:style>
    <style:style style:name="P39" style:parent-style-name="Paragraphedeliste" style:family="paragraph">
      <style:text-properties fo:background-color="#00FF00"/>
    </style:style>
    <style:style style:name="P40" style:parent-style-name="Paragraphedeliste" style:family="paragraph">
      <style:text-properties fo:background-color="#00FF00"/>
    </style:style>
    <style:style style:name="P41" style:parent-style-name="Paragraphedeliste" style:family="paragraph">
      <style:text-properties fo:background-color="#FFFF00"/>
    </style:style>
    <style:style style:name="P42" style:parent-style-name="Normal" style:family="paragraph">
      <style:paragraph-properties>
        <style:tab-stops>
          <style:tab-stop style:type="center" style:position="3.15in"/>
        </style:tab-stops>
      </style:paragraph-properties>
    </style:style>
  </office:automatic-styles>
  <office:body>
    <office:text text:use-soft-page-breaks="true">
      <text:p text:style-name="P1">Memo Projet Data</text:p>
      <text:p text:style-name="Normal"/>
      <text:h text:style-name="Titre1" text:outline-level="1">PB</text:h>
      <text:p text:style-name="Normal"/>
      <text:p text:style-name="Normal">Pb voyageur de commerce avec nb villes &gt; 1000 ou l’ont peut rajouter les contraintes</text:p>
      <text:list text:style-name="LFO1" text:continue-numbering="true">
        <text:list-item>
          <text:p text:style-name="P2">Fenetre de temps de livraison pour chaque objet (possibilité d’attendre sur place)</text:p>
        </text:list-item>
        <text:list-item>
          <text:p text:style-name="P3">Un nombre de camions dispo en meme temps en<text:s/>prenant en compte leur capacité et les points de collecte des objets à livrer, la taille des objets dans camion -&gt; fonction objectif devient alors la date de retour des camions.</text:p>
        </text:list-item>
      </text:list>
      <text:h text:style-name="Titre1" text:outline-level="1">Livrables</text:h>
      <text:p text:style-name="Normal"/>
      <text:h text:style-name="Titre2" text:outline-level="2">Livrables techniques</text:h>
      <text:p text:style-name="Normal"/>
      <text:p text:style-name="Normal">Sous forme d’archive</text:p>
      <text:list text:style-name="LFO2" text:continue-numbering="true">
        <text:list-item>
          <text:p text:style-name="P4">Dataset utilisés :</text:p>
        </text:list-item>
      </text:list>
      <text:list text:style-name="LFO3" text:continue-numbering="true">
        <text:list-item>
          <text:p text:style-name="P5">Fichiers instance du problème</text:p>
        </text:list-item>
        <text:list-item>
          <text:p text:style-name="P6">Optimal ou borne inférieure</text:p>
        </text:list-item>
        <text:list-item>
          <text:p text:style-name="P7">Code génération aléatoire</text:p>
        </text:list-item>
      </text:list>
      <text:list text:style-name="LFO2" text:continue-numbering="true">
        <text:list-item>
          <text:p text:style-name="P8">Code Python algorithme</text:p>
        </text:list-item>
        <text:list-item>
          <text:p text:style-name="P9">Code génération étude expérimentale :</text:p>
        </text:list-item>
      </text:list>
      <text:list text:style-name="LFO4" text:continue-numbering="true">
        <text:list-item>
          <text:p text:style-name="P10">Code calcul paramètre graphe et borne inférieure</text:p>
        </text:list-item>
        <text:list-item>
          <text:p text:style-name="P11">Code calcul statistiques descriptives voir prédictive</text:p>
        </text:list-item>
        <text:list-item>
          <text:p text:style-name="P12">Script<text:s/>tests de monté en charge</text:p>
        </text:list-item>
      </text:list>
      <text:h text:style-name="Titre2" text:outline-level="2">Livrable Notebook</text:h>
      <text:p text:style-name="Normal"/>
      <text:p text:style-name="Normal">En mode story telling<text:s/></text:p>
      <text:p text:style-name="Normal">Utilisation d’articles de référence possible pour comparer les résultats obtenus avec notre implémentation</text:p>
      <text:p text:style-name="Normal">Description algorithme</text:p>
      <text:list text:style-name="LFO5" text:continue-numbering="true">
        <text:list-item>
          <text:p text:style-name="P13">Modelisation du pb</text:p>
          <text:list text:continue-numbering="true">
            <text:list-item>
              <text:p text:style-name="P14">Def pb formel</text:p>
            </text:list-item>
            <text:list-item>
              <text:p text:style-name="P15">Etude complexité</text:p>
            </text:list-item>
          </text:list>
        </text:list-item>
        <text:list-item>
          <text:p text:style-name="P16">Presentation et choix algo</text:p>
          <text:soft-page-break/>
          <text:list text:continue-numbering="true">
            <text:list-item>
              <text:p text:style-name="P17">Fonctionement param</text:p>
            </text:list-item>
            <text:list-item>
              <text:p text:style-name="P18">Spécificité ajoutée<text:s/></text:p>
            </text:list-item>
            <text:list-item>
              <text:p text:style-name="P19">Modelisation pb selon formalisme algorithme</text:p>
            </text:list-item>
          </text:list>
        </text:list-item>
        <text:list-item>
          <text:p text:style-name="P20">Illustrations avec cas de tests</text:p>
        </text:list-item>
      </text:list>
      <text:p text:style-name="Normal">Etude statistiques comportement avec les data sets générés aléatoirement ou issus de recherche scientifique</text:p>
      <text:list text:style-name="LFO5" text:continue-numbering="true">
        <text:list-item>
          <text:p text:style-name="P21">Statistiques<text:s/>descriptives comportement algorithme</text:p>
        </text:list-item>
        <text:list-item>
          <text:p text:style-name="P22">Exploitation de l’instance du problème (taille et largeur graphe degré sommets, nombre objets avec leur taille et valeur, etc) et des parametre de l’algo (taille lite tabou, température ou nb mutations etc).<text:s/></text:p>
        </text:list-item>
        <text:list-item>
          <text:p text:style-name="P23">Analyse des résultats (qualité solution, temps convergence, espace mémoire, nb itérations)</text:p>
        </text:list-item>
      </text:list>
      <text:p text:style-name="Normal"/>
      <text:p text:style-name="Normal"><text:span text:style-name="T24">Idées de solutions</text:span></text:p>
      <text:p text:style-name="Normal">Utilisation multistart</text:p>
      <text:p text:style-name="Normal"><text:span text:style-name="T25">Statistiques</text:span> :</text:p>
      <text:list text:style-name="LFO1" text:continue-numbering="true">
        <text:list-item>
          <text:p text:style-name="P26">Temps d’exécution</text:p>
        </text:list-item>
        <text:list-item>
          <text:p text:style-name="P27">Utilisation ram / CPu</text:p>
        </text:list-item>
        <text:list-item>
          <text:p text:style-name="P28">Nbr de villes</text:p>
        </text:list-item>
        <text:list-item>
          <text:p text:style-name="P29">Nb itération réalisées</text:p>
        </text:list-item>
        <text:list-item>
          <text:p text:style-name="P30">Nb itérations demandées</text:p>
        </text:list-item>
        <text:list-item>
          <text:p text:style-name="P31">Historique valeur optimums locaux</text:p>
        </text:list-item>
        <text:list-item>
          <text:p text:style-name="P32"><text:span text:style-name="T33">Matrice adjacence -&gt;<text:s/></text:span><text:span text:style-name="T34">max écart</text:span></text:p>
        </text:list-item>
        <text:list-item>
          <text:p text:style-name="P35"><text:span text:style-name="T36">Fenetres de livraison -&gt;<text:s/></text:span><text:span text:style-name="T37">max écart</text:span></text:p>
        </text:list-item>
        <text:list-item>
          <text:p text:style-name="P38">Taux de solutions non réalisables rencontrées</text:p>
        </text:list-item>
        <text:list-item>
          <text:p text:style-name="P39">Optimum global et sa valeur</text:p>
        </text:list-item>
        <text:list-item>
          <text:p text:style-name="P40">Starting solution réalisable ?</text:p>
        </text:list-item>
        <text:list-item>
          <text:p text:style-name="P41">Taille liste tabou</text:p>
        </text:list-item>
      </text:list>
      <text:p text:style-name="Paragraphedeliste"/>
      <text:p text:style-name="Normal">Utilisation algo évolutif plus<text:s/>adapté car voisinage peut etre bloqué par les contraintes.</text:p>
      <text:p text:style-name="Normal"/>
      <text:p text:style-name="Normal">1000 villes 100 itérations<text:s/>20315 secondes = 338 minutes</text:p>
      <text:p text:style-name="P42">900 villes 100 itérations<text:s/>15630 SECONDES = 260<text:s/>minutes</text:p>
      <text:p text:style-name="Normal">800 villes 100 itérations<text:s/>12177 secondes = 202 minutes</text:p>
      <text:soft-page-break/>
      <text:p text:style-name="Normal">700 villes 100 itérations<text:s/>6853 secondes = 114 min</text:p>
      <text:p text:style-name="Normal">600 villes 100 itérations<text:s/>4049 secondes = 67 min</text:p>
      <text:p text:style-name="Normal">500 villes 100 itération<text:s/>2218 sec = 37 min</text:p>
      <text:p text:style-name="Normal">400 villes 100 itérations 1180 secondes = 19 min 35</text:p>
      <text:p text:style-name="Normal">300 villes 100 itérations 468 secondes = 8 minutes</text:p>
      <text:p text:style-name="Normal">200 villes 100 itérations 135 secondes</text:p>
      <text:p text:style-name="Normal">100 villes 100 itérations 18 second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bin Ritzenthaler</meta:initial-creator>
    <dc:creator>Gabin Ritzenthaler</dc:creator>
    <meta:creation-date>2019-06-28T12:51:00Z</meta:creation-date>
    <dc:date>2019-07-03T12:44:00Z</dc:date>
    <meta:template xlink:href="Normal" xlink:type="simple"/>
    <meta:editing-cycles>32</meta:editing-cycles>
    <meta:editing-duration>PT37920S</meta:editing-duration>
    <meta:document-statistic meta:page-count="3" meta:paragraph-count="5" meta:word-count="392" meta:character-count="2547" meta:row-count="18" meta:non-whitespace-character-count="2160"/>
  </office:meta>
</office:document-meta>
</file>